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0376" calcext:value-type="float">
            <text:p>68.5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0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9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9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384" calcext:value-type="float">
            <text:p>52.9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3056" calcext:value-type="float">
            <text:p>51.8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7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2056" calcext:value-type="float">
            <text:p>51.5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6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5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301</text:p>
          </table:table-cell>
          <table:table-cell office:value-type="string" calcext:value-type="string">
            <text:p>195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